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94be7"/>
    </style:style>
    <style:style style:name="P2" style:family="paragraph" style:parent-style-name="Preformatted_20_Text">
      <style:paragraph-properties fo:orphans="1" style:writing-mode="lr-tb"/>
      <style:text-properties officeooo:paragraph-rsid="00194be7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94be7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94be7"/>
    </style:style>
    <style:style style:name="P5" style:family="paragraph" style:parent-style-name="Preformatted_20_Text">
      <style:paragraph-properties fo:orphans="1"/>
      <style:text-properties officeooo:paragraph-rsid="00194be7"/>
    </style:style>
    <style:style style:name="P6" style:family="paragraph" style:parent-style-name="Text_20_body">
      <style:paragraph-properties fo:orphans="1"/>
      <style:text-properties officeooo:paragraph-rsid="00194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Validating COM’s Role in Gravity Structuring and Mass Gap Analysis</text:span></text:p>
      <text:p text:style-name="P1"><text:span text:style-name="Source_20_Text"/></text:p>
      <text:p text:style-name="P1"><text:span text:style-name="Source_20_Text"># Step 4: Validating COM’s Role in Gravity Structuring and Mass Gap Analysis</text:span></text:p>
      <text:p text:style-name="P2"/>
      <text:p text:style-name="P2"><text:span text:style-name="Source_20_Text"># Define a potential function for gravity structuring based on COM principles</text:span></text:p>
      <text:p text:style-name="P2"><text:span text:style-name="Source_20_Text">def com_gravity_potential(x, G=6.674e-11, M=5.972e24):</text:span></text:p>
      <text:p text:style-name="P2"><text:span text:style-name="Source_20_Text"><text:s text:c="4"/>"""Models a gravity field potential using COM harmonic scaling."""</text:span></text:p>
      <text:p text:style-name="P2"><text:span text:style-name="Source_20_Text"><text:s text:c="4"/>return -G * M / (x + 1) * np.sin(2 * np.pi * x / 10)</text:span></text:p>
      <text:p text:style-name="P2"/>
      <text:p text:style-name="P2"><text:span text:style-name="Source_20_Text"># Generate spatial grid for gravitational potential</text:span></text:p>
      <text:p text:style-name="P2"><text:span text:style-name="Source_20_Text">x_vals_gravity = np.linspace(1, 50, 100)</text:span></text:p>
      <text:p text:style-name="P2"><text:span text:style-name="Source_20_Text">gravity_potential = com_gravity_potential(x_vals_gravity)</text:span></text:p>
      <text:p text:style-name="P2"/>
      <text:p text:style-name="P2"><text:span text:style-name="Source_20_Text"># Plot the COM-based gravitational structuring potential</text:span></text:p>
      <text:p text:style-name="P2"><text:span text:style-name="Source_20_Text">plt.figure(figsize=(10, 6))</text:span></text:p>
      <text:p text:style-name="P2"><text:span text:style-name="Source_20_Text">plt.plot(x_vals_gravity, gravity_potential, label="COM Gravity Potential", color="blue")</text:span></text:p>
      <text:p text:style-name="P2"><text:span text:style-name="Source_20_Text">plt.axhline(0, color='black', linestyle='--', linewidth=0.8)</text:span></text:p>
      <text:p text:style-name="P2"><text:span text:style-name="Source_20_Text">plt.xlabel("Distance (arbitrary units)")</text:span></text:p>
      <text:p text:style-name="P2"><text:span text:style-name="Source_20_Text">plt.ylabel("Potential Energy (J)")</text:span></text:p>
      <text:p text:style-name="P2"><text:span text:style-name="Source_20_Text">plt.title("Collatz-Octave Model Simulation of Gravity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Step 5: Mass Gap Analysis - Compute energy quantization using COM harmonic scaling</text:span></text:p>
      <text:p text:style-name="P2"><text:span text:style-name="Source_20_Text">def com_mass_gap(n, alpha=1/137):</text:span></text:p>
      <text:p text:style-name="P2"><text:span text:style-name="Source_20_Text"><text:s text:c="4"/>"""Computes discrete mass-energy levels using COM scaling."""</text:span></text:p>
      <text:p text:style-name="P2"><text:span text:style-name="Source_20_Text"><text:s text:c="4"/>return np.pi * n * alpha * h * c</text:span></text:p>
      <text:p text:style-name="P2"/>
      <text:p text:style-name="P2"><text:span text:style-name="Source_20_Text"># Compute first 10 mass gaps using COM scaling</text:span></text:p>
      <text:p text:style-name="P2"><text:span text:style-name="Source_20_Text">mass_gaps = [com_mass_gap(n) for n in range(1, 11)]</text:span></text:p>
      <text:p text:style-name="P2"/>
      <text:p text:style-name="P2"><text:span text:style-name="Source_20_Text"># Return computed mass gap values for analysis</text:span></text:p>
      <text:p text:style-name="P3"><text:span text:style-name="Source_20_Text">mass_gaps</text:span></text:p>
      <text:p text:style-name="P6">Result</text:p>
      <text:p text:style-name="P5">[4.5582904210261246e-27,</text:p>
      <text:p text:style-name="P5"><text:s/>9.116580842052249e-27,</text:p>
      <text:p text:style-name="P5"><text:s/>1.3674871263078372e-26,</text:p>
      <text:p text:style-name="P5"><text:s/>1.8233161684104498e-26,</text:p>
      <text:p text:style-name="P5"><text:s/>2.2791452105130622e-26,</text:p>
      <text:p text:style-name="P5"><text:s/>2.7349742526156743e-26,</text:p>
      <text:p text:style-name="P5"><text:s/>3.1908032947182867e-26,</text:p>
      <text:p text:style-name="P5"><text:s/>3.6466323368208997e-26,</text:p>
      <text:p text:style-name="P5"><text:s/>4.1024613789235115e-26,</text:p>
      <text:p text:style-name="P4"><text:s/>4.5582904210261244e-26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3:47:50.338079744</meta:creation-date>
    <meta:generator>LibreOffice/24.2.7.2$Linux_X86_64 LibreOffice_project/420$Build-2</meta:generator>
    <dc:date>2025-02-09T04:02:48.553492936</dc:date>
    <meta:editing-duration>PT14M59S</meta:editing-duration>
    <meta:editing-cycles>1</meta:editing-cycles>
    <meta:document-statistic meta:table-count="0" meta:image-count="0" meta:object-count="0" meta:page-count="1" meta:paragraph-count="38" meta:word-count="185" meta:character-count="1570" meta:non-whitespace-character-count="1399"/>
  </office:meta>
</office:document-meta>
</file>